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iplesecAdminApplication.new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AdminApplication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iplesecAdminApplication.getHome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AdminApplication.isAuthentic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AdminApplication.onUnauthorizedInstantiation( final 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riplesecAdminApplication.getSess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